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000000200E8C3C3A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0d950a" officeooo:paragraph-rsid="000d950a"/>
    </style:style>
    <style:style style:name="P2" style:family="paragraph" style:parent-style-name="Standard" style:master-page-name="Test">
      <style:paragraph-properties style:page-number="auto"/>
      <style:text-properties officeooo:rsid="000d950a" officeooo:paragraph-rsid="000d95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<text:line-break/><text:line-break/><text:line-break/></text:p>
      <text:p text:style-name="P1">B<text:line-break/><text:line-break/><text:line-break/></text:p>
      <text:p text:style-name="P1">C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Paper_20_Crumpled" draw:display-name="Paper Crumpled" xlink:href="Pictures/100000000000020000000200E8C3C3A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Paper_20_Crumpled" draw:fill-image-width="1cm" draw:fill-image-height="1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20000000200E8C3C3A0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Paper_20_Crumpled" draw:fill-image-width="1cm" draw:fill-image-height="1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/>
    <style:master-page style:name="Test" style:page-layout-name="Mpm2" draw:style-name="Mdp1" style:next-style-name="Standard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10:05:19.758000000</meta:creation-date>
    <dc:date>2024-01-12T10:11:07.587000000</dc:date>
    <meta:editing-duration>PT5M48S</meta:editing-duration>
    <meta:editing-cycles>2</meta:editing-cycles>
    <meta:generator>LibreOfficeDev/24.2.0.0.alpha1$Windows_X86_64 LibreOffice_project/01a02ee7f1dbe7501a89b41e62599fba6a8b33f3</meta:generator>
    <meta:document-statistic meta:table-count="0" meta:image-count="0" meta:object-count="0" meta:page-count="3" meta:paragraph-count="3" meta:word-count="3" meta:character-count="12" meta:non-whitespace-character-count="3"/>
  </office:meta>
</office:document-meta>
</file>